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406cm" fo:margin-bottom="0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Route 5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3">Route 53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Amazon Route 53 is a highly available &amp; scalable Domain Name System (DNS) web service</text:p>
                <text:p><text:span text:style-name="T1">Three main functions:</text:span></text:p>
                <text:p><text:span text:style-name="T2">- Register domain names</text:span></text:p>
                <text:p><text:span text:style-name="T2">- Route internet traffic to the resources for your domain</text:span></text:p>
                <text:p><text:span text:style-name="T2">- Check the health of your re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3">Route 53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A/AAAA Records:</text:span></text:p>
                <text:p><text:span text:style-name="T2">- These are called Host Records, like business cards</text:span></text:p>
                <text:p><text:span text:style-name="T2"/></text:p>
                <text:p text:style-name="P5"><text:span text:style-name="T1">CNAME Record:</text:span></text:p>
                <text:p text:style-name="P5"><text:span text:style-name="T2">- It is an alternate record or an alias for another record</text:span></text:p>
                <text:p text:style-name="P5"><text:span text:style-name="T2">- It does not allow you to create a CNAME record for the top node of a DNS namespace ( Zone apex or Root Domain or Naked Domain)</text:span></text:p>
                <text:p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 text:style-name="P3">Route 53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Alias Record:</text:span></text:p>
                <text:p><text:span text:style-name="T2">- You can use it to route queries to AWS services like </text:span><text:span text:style-name="T2">CLB / S3 Bucket,etc</text:span></text:p>
                <text:p text:style-name="P5"><text:span text:style-name="T2">- Alias record can be created for the top node of a DNS </text:span><text:span text:style-name="T2">namespace, also known as the zone apex</text:span></text:p>
                <text:p><text:span text:style-name="T2"/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01:38:41.267639953</meta:creation-date>
    <meta:editing-duration>P4DT4H55M49S</meta:editing-duration>
    <meta:editing-cycles>51</meta:editing-cycles>
    <meta:generator>LibreOffice/6.4.7.2$Linux_X86_64 LibreOffice_project/40$Build-2</meta:generator>
    <dc:title>Blue Curve</dc:title>
    <dc:date>2022-10-28T21:47:14.445693821</dc:date>
    <meta:document-statistic meta:object-count="50"/>
  </office:meta>
</office:document-meta>
</file>